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fo:font-size="12pt" style:font-size-asian="12pt" style:font-size-complex="12pt"/>
    </style:style>
    <style:style style:name="P2" style:parent-style-name="Normal" style:family="paragraph">
      <style:text-properties style:font-name="Times New Roman" fo:font-size="12pt" style:font-size-asian="12pt" style:font-size-complex="12pt"/>
    </style:style>
    <style:style style:name="P3" style:parent-style-name="Normal" style:family="paragraph">
      <style:text-properties style:font-name="Times New Roman" fo:font-weight="bold" style:font-weight-asian="bold" fo:font-size="12pt" style:font-size-asian="12pt" style:font-size-complex="12pt"/>
    </style:style>
    <style:style style:name="P4" style:parent-style-name="Normal" style:family="paragraph">
      <style:text-properties style:font-name="Times New Roman" fo:font-size="12pt" style:font-size-asian="12pt" style:font-size-complex="12pt"/>
    </style:style>
    <style:style style:name="P5" style:parent-style-name="ListParagraph" style:family="paragraph">
      <style:text-properties style:font-name="Times New Roman" fo:font-size="12pt" style:font-size-asian="12pt" style:font-size-complex="12pt"/>
    </style:style>
    <style:style style:name="P6" style:parent-style-name="ListParagraph" style:family="paragraph">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Hyperlink"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P10" style:parent-style-name="Normal" style:family="paragraph">
      <style:text-properties style:font-name="Times New Roman" fo:font-size="12pt" style:font-size-asian="12pt" style:font-size-complex="12pt"/>
    </style:style>
    <style:style style:name="P11" style:parent-style-name="Normal" style:family="paragraph">
      <style:text-properties style:font-name="Times New Roman" fo:font-weight="bold" style:font-weight-asian="bold"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paragraph-properties fo:margin-left="0.1972in">
        <style:tab-stops/>
      </style:paragraph-properties>
    </style:style>
    <style:style style:name="T15" style:parent-style-name="HTMLCode" style:family="text">
      <style:text-properties style:font-name="Times New Roman" style:font-name-asian="Calibri" style:font-name-complex="Times New Roman" fo:font-size="12pt" style:font-size-asian="12pt" style:font-size-complex="12pt"/>
    </style:style>
    <style:style style:name="T16" style:parent-style-name="HTMLCode" style:family="text">
      <style:text-properties style:font-name="Times New Roman" style:font-name-asian="Calibri" style:font-name-complex="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tyle="italic" style:font-style-asian="italic"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P22"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3"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4"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5"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6"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7"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8"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9"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weight="bold" style:font-weight-asian="bold" fo:font-size="12pt" style:font-size-asian="12pt" style:font-size-complex="12pt"/>
    </style:style>
    <style:style style:name="P32" style:parent-style-name="Normal" style:family="paragraph">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35"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36" style:parent-style-name="Normal" style:family="paragraph">
      <style:paragraph-properties fo:margin-left="0.5in">
        <style:tab-stops/>
      </style:paragraph-properties>
      <style:text-properties style:font-name="Times New Roman" fo:font-size="12pt" style:font-size-asian="12pt" style:font-size-complex="12pt"/>
    </style:style>
    <style:style style:name="P37" style:parent-style-name="Normal" style:family="paragraph">
      <style:paragraph-properties fo:margin-left="0.5in">
        <style:tab-stops/>
      </style:paragraph-properties>
      <style:text-properties style:font-name="Times New Roman" fo:font-size="12pt" style:font-size-asian="12pt" style:font-size-complex="12pt"/>
    </style:style>
    <style:style style:name="P38" style:parent-style-name="Normal" style:family="paragraph">
      <style:paragraph-properties fo:margin-left="0.5in">
        <style:tab-stops/>
      </style:paragraph-properties>
      <style:text-properties style:font-name="Times New Roman" fo:font-size="12pt" style:font-size-asian="12pt" style:font-size-complex="12pt"/>
    </style:style>
    <style:style style:name="P39"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0" style:parent-style-name="Normal" style:family="paragraph">
      <style:paragraph-properties fo:margin-left="0.5in">
        <style:tab-stops/>
      </style:paragraph-properties>
      <style:text-properties style:font-name="Times New Roman" fo:font-size="12pt" style:font-size-asian="12pt" style:font-size-complex="12pt"/>
    </style:style>
    <style:style style:name="P41" style:parent-style-name="Normal" style:family="paragraph">
      <style:paragraph-properties fo:margin-left="0.5in">
        <style:tab-stops/>
      </style:paragraph-properties>
      <style:text-properties style:font-name="Times New Roman" fo:font-size="12pt" style:font-size-asian="12pt" style:font-size-complex="12pt"/>
    </style:style>
    <style:style style:name="P42"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43" style:parent-style-name="Normal" style:family="paragraph">
      <style:paragraph-properties fo:margin-left="0.5in">
        <style:tab-stops/>
      </style:paragraph-properties>
      <style:text-properties style:font-name="Times New Roman" fo:font-size="12pt" style:font-size-asian="12pt" style:font-size-complex="12pt"/>
    </style:style>
    <style:style style:name="P44" style:parent-style-name="Normal" style:family="paragraph">
      <style:paragraph-properties fo:margin-left="0.5in">
        <style:tab-stops/>
      </style:paragraph-properties>
      <style:text-properties style:font-name="Times New Roman" fo:font-size="12pt" style:font-size-asian="12pt" style:font-size-complex="12pt"/>
    </style:style>
    <style:style style:name="P45"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6" style:parent-style-name="Normal" style:family="paragraph">
      <style:paragraph-properties fo:margin-left="0.5in">
        <style:tab-stops/>
      </style:paragraph-properties>
      <style:text-properties style:font-name="Times New Roman" fo:font-size="12pt" style:font-size-asian="12pt" style:font-size-complex="12pt"/>
    </style:style>
    <style:style style:name="P47"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8" style:parent-style-name="Normal" style:family="paragraph">
      <style:paragraph-properties fo:margin-left="0.5in">
        <style:tab-stops/>
      </style:paragraph-properties>
      <style:text-properties style:font-name="Times New Roman" fo:font-size="12pt" style:font-size-asian="12pt" style:font-size-complex="12pt"/>
    </style:style>
    <style:style style:name="P49" style:parent-style-name="Normal" style:family="paragraph">
      <style:paragraph-properties fo:margin-left="0.5in">
        <style:tab-stops/>
      </style:paragraph-properties>
    </style:style>
    <style:style style:name="T50" style:parent-style-name="DefaultParagraphFont" style:family="text">
      <style:text-properties style:font-name="Times New Roman" fo:font-style="italic" style:font-style-asian="italic" fo:font-size="12pt" style:font-size-asian="12pt" style:font-size-complex="12pt"/>
    </style:style>
    <style:style style:name="T51" style:parent-style-name="Hyperlink" style:family="text">
      <style:text-properties style:font-name="Times New Roman" fo:font-style="italic" style:font-style-asian="italic" fo:font-size="12pt" style:font-size-asian="12pt" style:font-size-complex="12pt"/>
    </style:style>
    <style:style style:name="P52" style:parent-style-name="Normal" style:family="paragraph">
      <style:text-properties style:font-name="Times New Roman" fo:font-weight="bold" style:font-weight-asian="bold"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Emphasis"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Emphasis"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P60"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1"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2"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3"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4"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5"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6"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7"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8" style:parent-style-name="Normal" style:family="paragraph">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tyle="italic" style:font-style-asian="italic"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P72" style:parent-style-name="NoSpacing" style:family="paragraph">
      <style:paragraph-properties fo:text-indent="0.5in"/>
      <style:text-properties style:font-name="Times New Roman" fo:font-size="12pt" style:font-size-asian="12pt" style:font-size-complex="12pt"/>
    </style:style>
    <style:style style:name="P73" style:parent-style-name="NoSpacing" style:family="paragraph">
      <style:text-properties style:font-name="Times New Roman" fo:font-size="12pt" style:font-size-asian="12pt" style:font-size-complex="12pt"/>
    </style:style>
    <style:style style:name="P74" style:parent-style-name="NoSpacing" style:family="paragraph">
      <style:paragraph-properties fo:margin-left="1in">
        <style:tab-stops/>
      </style:paragraph-properties>
      <style:text-properties style:font-name="Times New Roman" fo:font-size="12pt" style:font-size-asian="12pt" style:font-size-complex="12pt"/>
    </style:style>
    <style:style style:name="P75" style:parent-style-name="NoSpacing" style:family="paragraph">
      <style:paragraph-properties fo:margin-left="1in">
        <style:tab-stops/>
      </style:paragraph-properties>
      <style:text-properties style:font-name="Times New Roman" fo:font-size="12pt" style:font-size-asian="12pt" style:font-size-complex="12pt"/>
    </style:style>
    <style:style style:name="P76" style:parent-style-name="NoSpacing" style:family="paragraph">
      <style:paragraph-properties fo:margin-left="1in">
        <style:tab-stops/>
      </style:paragraph-properties>
      <style:text-properties style:font-name="Times New Roman" fo:font-size="12pt" style:font-size-asian="12pt" style:font-size-complex="12pt"/>
    </style:style>
    <style:style style:name="P77" style:parent-style-name="NoSpacing" style:family="paragraph">
      <style:paragraph-properties fo:margin-left="1in">
        <style:tab-stops/>
      </style:paragraph-properties>
      <style:text-properties style:font-name="Times New Roman" fo:font-size="12pt" style:font-size-asian="12pt" style:font-size-complex="12pt"/>
    </style:style>
    <style:style style:name="P78" style:parent-style-name="NoSpacing" style:family="paragraph">
      <style:text-properties style:font-name="Times New Roman" fo:font-size="12pt" style:font-size-asian="12pt" style:font-size-complex="12pt"/>
    </style:style>
    <style:style style:name="P79" style:parent-style-name="NoSpacing" style:family="paragraph">
      <style:text-properties style:font-name="Times New Roman" fo:font-weight="bold" style:font-weight-asian="bold" fo:font-size="12pt" style:font-size-asian="12pt" style:font-size-complex="12pt"/>
    </style:style>
    <style:style style:name="P80" style:parent-style-name="NoSpacing" style:family="paragraph">
      <style:text-properties style:font-name="Times New Roman" fo:font-size="12pt" style:font-size-asian="12pt" style:font-size-complex="12pt"/>
    </style:style>
    <style:style style:name="P81" style:parent-style-name="NoSpacing" style:family="paragraph">
      <style:text-properties style:font-name="Times New Roman" fo:font-size="12pt" style:font-size-asian="12pt" style:font-size-complex="12pt"/>
    </style:style>
    <style:style style:name="P82" style:parent-style-name="NoSpacing" style:family="paragraph">
      <style:text-properties style:font-name="Times New Roman" fo:font-size="12pt" style:font-size-asian="12pt" style:font-size-complex="12pt"/>
    </style:style>
    <style:style style:name="P83" style:parent-style-name="NoSpacing" style:family="paragraph">
      <style:text-properties style:font-name="Times New Roman" fo:font-weight="bold" style:font-weight-asian="bold" fo:font-size="12pt" style:font-size-asian="12pt" style:font-size-complex="12pt"/>
    </style:style>
    <style:style style:name="P84" style:parent-style-name="NoSpacing" style:family="paragraph">
      <style:text-properties style:font-name="Times New Roman" fo:font-size="12pt" style:font-size-asian="12pt" style:font-size-complex="12pt"/>
    </style:style>
    <style:style style:name="P85" style:parent-style-name="NoSpacing" style:family="paragraph">
      <style:text-properties style:font-name="Times New Roman" fo:font-size="12pt" style:font-size-asian="12pt" style:font-size-complex="12pt"/>
    </style:style>
    <style:style style:name="P86" style:parent-style-name="NoSpacing" style:family="paragraph">
      <style:text-properties style:font-name="Times New Roman" fo:font-size="12pt" style:font-size-asian="12pt" style:font-size-complex="12pt"/>
    </style:style>
    <style:style style:name="P87" style:parent-style-name="NoSpacing" style:family="paragraph">
      <style:text-properties style:font-name="Times New Roman" fo:font-size="12pt" style:font-size-asian="12pt" style:font-size-complex="12pt"/>
    </style:style>
    <style:style style:name="P88" style:parent-style-name="NoSpacing" style:family="paragraph">
      <style:text-properties style:font-name="Times New Roman" fo:font-size="12pt" style:font-size-asian="12pt" style:font-size-complex="12pt"/>
    </style:style>
    <style:style style:name="T89" style:parent-style-name="DefaultParagraphFont" style:family="text">
      <style:text-properties style:font-name="Times New Roman" fo:font-style="italic" style:font-style-asian="italic" fo:font-size="12pt" style:font-size-asian="12pt" style:font-size-complex="12pt"/>
    </style:style>
    <style:style style:name="T90" style:parent-style-name="DefaultParagraphFont" style:family="text">
      <style:text-properties style:font-name="Times New Roman" fo:font-style="italic" style:font-style-asian="italic" fo:font-size="12pt" style:font-size-asian="12pt" style:font-size-complex="12pt"/>
    </style:style>
    <style:style style:name="T91" style:parent-style-name="Emphasis" style:family="text">
      <style:text-properties style:font-name="Times New Roman" fo:font-style="normal" style:font-style-asian="normal" fo:font-size="12pt" style:font-size-asian="12pt" style:font-size-complex="12pt"/>
    </style:style>
    <style:style style:name="T92" style:parent-style-name="DefaultParagraphFont" style:family="text">
      <style:text-properties style:font-name="Times New Roman" fo:font-style="italic" style:font-style-asian="italic" fo:font-size="12pt" style:font-size-asian="12pt" style:font-size-complex="12pt"/>
    </style:style>
    <style:style style:name="P93" style:parent-style-name="NoSpacing" style:family="paragraph">
      <style:paragraph-properties fo:margin-left="1in">
        <style:tab-stops/>
      </style:paragraph-properties>
      <style:text-properties style:font-name="Times New Roman" fo:font-size="12pt" style:font-size-asian="12pt" style:font-size-complex="12pt"/>
    </style:style>
    <style:style style:name="P94" style:parent-style-name="NoSpacing" style:family="paragraph">
      <style:paragraph-properties fo:margin-left="1in">
        <style:tab-stops/>
      </style:paragraph-properties>
    </style:style>
    <style:style style:name="T95" style:parent-style-name="DefaultParagraphFont" style:family="text">
      <style:text-properties style:font-name="Times New Roman" fo:font-style="italic" style:font-style-asian="italic" fo:font-size="12pt" style:font-size-asian="12pt" style:font-size-complex="12pt"/>
    </style:style>
    <style:style style:name="T96" style:parent-style-name="DefaultParagraphFont" style:family="text">
      <style:text-properties style:font-name="Times New Roman" fo:font-style="italic" style:font-style-asian="italic" fo:font-size="12pt" style:font-size-asian="12pt" style:font-size-complex="12pt"/>
    </style:style>
    <style:style style:name="T97" style:parent-style-name="Hyperlink" style:family="text">
      <style:text-properties style:font-name="Times New Roman" fo:font-style="italic" style:font-style-asian="italic" fo:font-size="12pt" style:font-size-asian="12pt" style:font-size-complex="12pt"/>
    </style:style>
    <style:style style:name="T98" style:parent-style-name="DefaultParagraphFont" style:family="text">
      <style:text-properties style:font-name="Times New Roman" fo:font-style="italic" style:font-style-asian="italic" fo:font-size="12pt" style:font-size-asian="12pt" style:font-size-complex="12pt"/>
    </style:style>
    <style:style style:name="P99" style:parent-style-name="NoSpacing" style:family="paragraph">
      <style:paragraph-properties fo:margin-left="1in">
        <style:tab-stops/>
      </style:paragraph-properties>
      <style:text-properties style:font-name="Times New Roman" fo:font-size="12pt" style:font-size-asian="12pt" style:font-size-complex="12pt"/>
    </style:style>
    <style:style style:name="P100"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1" style:parent-style-name="NoSpacing" style:family="paragraph">
      <style:paragraph-properties fo:margin-left="1in">
        <style:tab-stops/>
      </style:paragraph-properties>
      <style:text-properties style:font-name="Times New Roman" fo:font-size="12pt" style:font-size-asian="12pt" style:font-size-complex="12pt"/>
    </style:style>
    <style:style style:name="P102"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3" style:parent-style-name="NoSpacing" style:family="paragraph">
      <style:paragraph-properties fo:margin-left="1in">
        <style:tab-stops/>
      </style:paragraph-properties>
      <style:text-properties style:font-name="Times New Roman" fo:font-size="12pt" style:font-size-asian="12pt" style:font-size-complex="12pt"/>
    </style:style>
    <style:style style:name="P104"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5" style:parent-style-name="NoSpacing" style:family="paragraph">
      <style:paragraph-properties fo:margin-left="1in">
        <style:tab-stops/>
      </style:paragraph-properties>
      <style:text-properties style:font-name="Times New Roman" fo:font-size="12pt" style:font-size-asian="12pt" style:font-size-complex="12pt"/>
    </style:style>
    <style:style style:name="P106"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7" style:parent-style-name="NoSpacing" style:family="paragraph">
      <style:paragraph-properties fo:margin-left="1in">
        <style:tab-stops/>
      </style:paragraph-properties>
      <style:text-properties style:font-name="Times New Roman" fo:font-size="12pt" style:font-size-asian="12pt" style:font-size-complex="12pt"/>
    </style:style>
    <style:style style:name="P108"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9" style:parent-style-name="NoSpacing" style:family="paragraph">
      <style:paragraph-properties fo:margin-left="1in">
        <style:tab-stops/>
      </style:paragraph-properties>
      <style:text-properties style:font-name="Times New Roman" fo:font-size="12pt" style:font-size-asian="12pt" style:font-size-complex="12pt"/>
    </style:style>
    <style:style style:name="P110" style:parent-style-name="NoSpacing" style:family="paragraph">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Hyperlink" style:family="text">
      <style:text-properties style:font-name="Times New Roman" fo:font-size="12pt" style:font-size-asian="12pt" style:font-size-complex="12pt"/>
    </style:style>
    <style:style style:name="P113" style:parent-style-name="NoSpacing" style:family="paragraph">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Emphasis"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Emphasis"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P120" style:parent-style-name="NoSpacing" style:family="paragraph">
      <style:text-properties style:font-name="Times New Roman" fo:font-size="12pt" style:font-size-asian="12pt" style:font-size-complex="12pt"/>
    </style:style>
    <style:style style:name="P121"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22" style:parent-style-name="NoSpacing" style:family="paragraph">
      <style:text-properties style:font-name="Times New Roman" fo:font-size="12pt" style:font-size-asian="12pt" style:font-size-complex="12pt"/>
    </style:style>
    <style:style style:name="P123" style:parent-style-name="NoSpacing" style:family="paragraph">
      <style:text-properties style:font-name="Times New Roman" fo:font-size="12pt" style:font-size-asian="12pt" style:font-size-complex="12pt"/>
    </style:style>
    <style:style style:name="P124" style:parent-style-name="NoSpacing" style:family="paragraph">
      <style:text-properties style:font-name="Times New Roman" fo:font-size="12pt" style:font-size-asian="12pt" style:font-size-complex="12pt"/>
    </style:style>
    <style:style style:name="P125" style:parent-style-name="NoSpacing" style:family="paragraph">
      <style:text-properties style:font-name="Times New Roman" fo:font-size="12pt" style:font-size-asian="12pt" style:font-size-complex="12pt"/>
    </style:style>
    <style:style style:name="P126" style:parent-style-name="NoSpacing" style:family="paragraph">
      <style:text-properties style:font-name="Times New Roman" fo:font-size="12pt" style:font-size-asian="12pt" style:font-size-complex="12pt"/>
    </style:style>
    <style:style style:name="P127" style:parent-style-name="NoSpacing" style:family="paragraph">
      <style:text-properties style:font-name="Times New Roman" fo:font-size="12pt" style:font-size-asian="12pt" style:font-size-complex="12pt"/>
    </style:style>
    <style:style style:name="P128" style:parent-style-name="NoSpacing" style:family="paragraph">
      <style:text-properties style:font-name="Times New Roman" fo:font-size="12pt" style:font-size-asian="12pt" style:font-size-complex="12pt"/>
    </style:style>
    <style:style style:name="P129"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30" style:parent-style-name="NoSpacing" style:family="paragraph">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Hyperlink"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P134" style:parent-style-name="NoSpacing" style:family="paragraph">
      <style:text-properties style:font-name="Times New Roman" fo:font-size="12pt" style:font-size-asian="12pt" style:font-size-complex="12pt"/>
    </style:style>
    <style:style style:name="P135" style:parent-style-name="NoSpacing" style:family="paragraph">
      <style:text-properties style:font-name="Times New Roman" fo:font-size="12pt" style:font-size-asian="12pt" style:font-size-complex="12pt"/>
    </style:style>
    <style:style style:name="P136" style:parent-style-name="NoSpacing" style:family="paragraph">
      <style:text-properties style:font-name="Times New Roman" fo:font-size="12pt" style:font-size-asian="12pt" style:font-size-complex="12pt"/>
    </style:style>
    <style:style style:name="P137" style:parent-style-name="Normal" style:family="paragraph">
      <style:text-properties style:font-name="Times New Roman" fo:font-weight="bold" style:font-weight-asian="bold" fo:font-size="12pt" style:font-size-asian="12pt" style:font-size-complex="12pt"/>
    </style:style>
    <style:style style:name="P138" style:parent-style-name="Normal" style:family="paragraph">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Hyperlink" style:family="text">
      <style:text-properties style:font-name="Times New Roman" fo:font-size="12pt" style:font-size-asian="12pt" style:font-size-complex="12pt"/>
    </style:style>
    <style:style style:name="T141" style:parent-style-name="Hyperlink" style:family="text">
      <style:text-properties style:font-name="Times New Roman" fo:font-size="12pt" style:font-size-asian="12pt" style:font-size-complex="12pt"/>
    </style:style>
    <style:style style:name="P142" style:parent-style-name="Normal" style:family="paragraph">
      <style:text-properties style:font-name="Times New Roman" fo:font-size="12pt" style:font-size-asian="12pt" style:font-size-complex="12pt"/>
    </style:style>
    <style:style style:name="T143" style:parent-style-name="DefaultParagraphFont" style:family="text">
      <style:text-properties style:font-name="Times New Roman" fo:font-weight="bold" style:font-weight-asian="bold"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Hyperlink"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P150" style:parent-style-name="Normal" style:family="paragraph">
      <style:paragraph-properties fo:margin-left="0.5in">
        <style:tab-stops/>
      </style:paragraph-properties>
      <style:text-properties style:font-name="Times New Roman" fo:font-size="12pt" style:font-size-asian="12pt" style:font-size-complex="12pt"/>
    </style:style>
    <style:style style:name="T151" style:parent-style-name="DefaultParagraphFont" style:family="text">
      <style:text-properties fo:font-weight="bold" style:font-weight-asian="bold"/>
    </style:style>
    <style:style style:name="P152" style:parent-style-name="Normal" style:family="paragraph">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Emphasis"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P157" style:parent-style-name="NoSpacing" style:family="paragraph">
      <style:paragraph-properties fo:text-indent="0.5in"/>
      <style:text-properties style:font-name="Times New Roman" fo:font-size="12pt" style:font-size-asian="12pt" style:font-size-complex="12pt"/>
    </style:style>
    <style:style style:name="P158" style:parent-style-name="NoSpacing" style:family="paragraph">
      <style:paragraph-properties fo:margin-left="1in">
        <style:tab-stops/>
      </style:paragraph-properties>
      <style:text-properties style:font-name="Times New Roman" fo:font-size="12pt" style:font-size-asian="12pt" style:font-size-complex="12pt"/>
    </style:style>
    <style:style style:name="P159" style:parent-style-name="NoSpacing" style:family="paragraph">
      <style:paragraph-properties fo:margin-left="1in">
        <style:tab-stops/>
      </style:paragraph-properties>
      <style:text-properties style:font-name="Times New Roman" fo:font-size="12pt" style:font-size-asian="12pt" style:font-size-complex="12pt"/>
    </style:style>
    <style:style style:name="P160" style:parent-style-name="NoSpacing" style:family="paragraph">
      <style:paragraph-properties fo:margin-left="1in">
        <style:tab-stops/>
      </style:paragraph-properties>
      <style:text-properties style:font-name="Times New Roman" fo:font-size="12pt" style:font-size-asian="12pt" style:font-size-complex="12pt"/>
    </style:style>
    <style:style style:name="P161" style:parent-style-name="NoSpacing" style:family="paragraph">
      <style:paragraph-properties fo:margin-left="1in">
        <style:tab-stops/>
      </style:paragraph-properties>
      <style:text-properties style:font-name="Times New Roman" fo:font-size="12pt" style:font-size-asian="12pt" style:font-size-complex="12pt"/>
    </style:style>
    <style:style style:name="P162" style:parent-style-name="NoSpacing" style:family="paragraph">
      <style:paragraph-properties fo:margin-left="1in">
        <style:tab-stops/>
      </style:paragraph-properties>
      <style:text-properties style:font-name="Times New Roman" fo:font-size="12pt" style:font-size-asian="12pt" style:font-size-complex="12pt"/>
    </style:style>
    <style:style style:name="P163" style:parent-style-name="NoSpacing" style:family="paragraph">
      <style:text-properties style:font-name="Times New Roman" fo:font-size="12pt" style:font-size-asian="12pt" style:font-size-complex="12pt"/>
    </style:style>
    <style:style style:name="P164" style:parent-style-name="NoSpacing" style:family="paragraph">
      <style:text-properties style:font-name="Times New Roman" fo:font-weight="bold" style:font-weight-asian="bold" fo:font-size="12pt" style:font-size-asian="12pt" style:font-size-complex="12pt"/>
    </style:style>
    <style:style style:name="P165" style:parent-style-name="NoSpacing" style:family="paragraph">
      <style:text-properties style:font-name="Times New Roman" fo:font-size="12pt" style:font-size-asian="12pt" style:font-size-complex="12pt"/>
    </style:style>
    <style:style style:name="P166" style:parent-style-name="NoSpacing" style:family="paragraph">
      <style:text-properties style:font-name="Times New Roman" fo:font-size="12pt" style:font-size-asian="12pt" style:font-size-complex="12pt"/>
    </style:style>
    <style:style style:name="P167" style:parent-style-name="NoSpacing" style:family="paragraph">
      <style:text-properties style:font-name="Times New Roman" fo:font-size="12pt" style:font-size-asian="12pt" style:font-size-complex="12pt"/>
    </style:style>
    <style:style style:name="P168" style:parent-style-name="NoSpacing" style:family="paragraph">
      <style:paragraph-properties fo:text-indent="0.5in"/>
    </style:style>
    <style:style style:name="T169" style:parent-style-name="DefaultParagraphFont" style:family="text">
      <style:text-properties style:font-name="Times New Roman" fo:font-size="12pt" style:font-size-asian="12pt" style:font-size-complex="12pt"/>
    </style:style>
    <style:style style:name="T170" style:parent-style-name="co1" style:family="text">
      <style:text-properties style:font-name="Times New Roman" fo:font-size="12pt" style:font-size-asian="12pt" style:font-size-complex="12pt"/>
    </style:style>
    <style:style style:name="T171" style:parent-style-name="DefaultParagraphFont" style:family="text">
      <style:text-properties style:font-name="Times New Roman" fo:color="#505050" fo:font-size="12pt" style:font-size-asian="12pt" style:font-size-complex="12pt" fo:background-color="#FFFFFF"/>
    </style:style>
    <style:style style:name="P172" style:parent-style-name="NoSpacing" style:family="paragraph">
      <style:paragraph-properties fo:text-indent="0.5in"/>
      <style:text-properties style:font-name="Times New Roman" fo:font-size="12pt" style:font-size-asian="12pt" style:font-size-complex="12pt"/>
    </style:style>
    <style:style style:name="P173" style:parent-style-name="NoSpacing" style:family="paragraph">
      <style:text-properties style:font-name="Times New Roman" fo:font-size="12pt" style:font-size-asian="12pt" style:font-size-complex="12pt"/>
    </style:style>
    <style:style style:name="P174" style:parent-style-name="NoSpacing" style:family="paragraph">
      <style:text-properties style:font-name="Times New Roman" fo:font-size="12pt" style:font-size-asian="12pt" style:font-size-complex="12pt"/>
    </style:style>
    <style:style style:name="P175" style:parent-style-name="NoSpacing" style:family="paragraph">
      <style:text-properties style:font-name="Times New Roman" fo:font-size="12pt" style:font-size-asian="12pt" style:font-size-complex="12pt"/>
    </style:style>
    <style:style style:name="P176" style:parent-style-name="NoSpacing" style:family="paragraph">
      <style:text-properties style:font-name="Times New Roman" fo:font-size="12pt" style:font-size-asian="12pt" style:font-size-complex="12pt"/>
    </style:style>
    <style:style style:name="P177" style:parent-style-name="NoSpacing" style:family="paragraph">
      <style:text-properties style:font-name="Times New Roman" fo:font-size="12pt" style:font-size-asian="12pt" style:font-size-complex="12pt"/>
    </style:style>
    <style:style style:name="P178" style:parent-style-name="NoSpacing" style:family="paragraph">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Strong"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P182" style:parent-style-name="NoSpacing" style:family="paragraph">
      <style:text-properties style:font-name="Times New Roman" fo:font-size="12pt" style:font-size-asian="12pt" style:font-size-complex="12pt"/>
    </style:style>
    <style:style style:name="P183" style:parent-style-name="NoSpacing" style:family="paragraph">
      <style:text-properties style:font-name="Times New Roman" fo:font-weight="bold" style:font-weight-asian="bold" fo:font-size="12pt" style:font-size-asian="12pt" style:font-size-complex="12pt"/>
    </style:style>
    <style:style style:name="P184" style:parent-style-name="NoSpacing" style:family="paragraph">
      <style:text-properties style:font-name="Times New Roman" fo:font-size="12pt" style:font-size-asian="12pt" style:font-size-complex="12pt"/>
    </style:style>
    <style:style style:name="P185" style:parent-style-name="NoSpacing" style:family="paragraph">
      <style:text-properties style:font-name="Times New Roman" fo:font-size="12pt" style:font-size-asian="12pt" style:font-size-complex="12pt"/>
    </style:style>
    <style:style style:name="P186" style:parent-style-name="NoSpacing" style:family="paragraph">
      <style:text-properties style:font-name="Times New Roman" fo:font-size="12pt" style:font-size-asian="12pt" style:font-size-complex="12pt"/>
    </style:style>
    <style:style style:name="P187" style:parent-style-name="NoSpacing" style:family="paragraph">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P189" style:parent-style-name="NoSpacing" style:family="paragraph">
      <style:paragraph-properties fo:margin-left="0.5in">
        <style:tab-stops/>
      </style:paragraph-properties>
      <style:text-properties style:font-name="Times New Roman" fo:font-size="12pt" style:font-size-asian="12pt" style:font-size-complex="12pt"/>
    </style:style>
    <style:style style:name="P190" style:parent-style-name="NoSpacing" style:family="paragraph">
      <style:paragraph-properties fo:margin-left="0.5in">
        <style:tab-stops/>
      </style:paragraph-properties>
      <style:text-properties style:font-name="Times New Roman" fo:font-size="12pt" style:font-size-asian="12pt" style:font-size-complex="12pt"/>
    </style:style>
    <style:style style:name="P191"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192" style:parent-style-name="NoSpacing" style:family="paragraph">
      <style:paragraph-properties fo:margin-left="0.5in">
        <style:tab-stops/>
      </style:paragraph-properties>
      <style:text-properties style:font-name="Times New Roman" fo:font-size="12pt" style:font-size-asian="12pt" style:font-size-complex="12pt"/>
    </style:style>
    <style:style style:name="P193"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194" style:parent-style-name="NoSpacing" style:family="paragraph">
      <style:paragraph-properties fo:margin-left="0.5in">
        <style:tab-stops/>
      </style:paragraph-properties>
      <style:text-properties style:font-name="Times New Roman" fo:font-size="12pt" style:font-size-asian="12pt" style:font-size-complex="12pt"/>
    </style:style>
    <style:style style:name="P195" style:parent-style-name="NoSpacing" style:family="paragraph">
      <style:paragraph-properties fo:margin-left="0.5in">
        <style:tab-stops/>
      </style:paragraph-properties>
      <style:text-properties style:font-name="Times New Roman" fo:font-size="12pt" style:font-size-asian="12pt" style:font-size-complex="12pt"/>
    </style:style>
    <style:style style:name="P196" style:parent-style-name="NoSpacing" style:family="paragraph">
      <style:text-properties style:font-name="Times New Roman" fo:font-size="12pt" style:font-size-asian="12pt" style:font-size-complex="12pt"/>
    </style:style>
    <style:style style:name="P197" style:parent-style-name="NoSpacing" style:family="paragraph">
      <style:text-properties style:font-name="Times New Roman" fo:font-size="12pt" style:font-size-asian="12pt" style:font-size-complex="12pt"/>
    </style:style>
    <style:style style:name="P198" style:parent-style-name="NoSpacing" style:family="paragraph">
      <style:text-properties style:font-name="Times New Roman" fo:font-size="12pt" style:font-size-asian="12pt" style:font-size-complex="12pt"/>
    </style:style>
    <style:style style:name="P199" style:parent-style-name="NoSpacing" style:family="paragraph">
      <style:text-properties style:font-name="Times New Roman" fo:font-size="12pt" style:font-size-asian="12pt" style:font-size-complex="12pt"/>
    </style:style>
    <style:style style:name="P200" style:parent-style-name="NoSpacing" style:family="paragraph">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Hyperlink" style:family="text">
      <style:text-properties style:font-name="Times New Roman" fo:font-size="12pt" style:font-size-asian="12pt" style:font-size-complex="12pt"/>
    </style:style>
    <style:style style:name="T203" style:parent-style-name="Hyperlink"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P205" style:parent-style-name="NoSpacing" style:family="paragraph">
      <style:text-properties style:font-name="Times New Roman" fo:font-size="12pt" style:font-size-asian="12pt" style:font-size-complex="12pt"/>
    </style:style>
    <style:style style:name="P206" style:parent-style-name="NoSpacing" style:family="paragraph">
      <style:text-properties style:font-name="Times New Roman" fo:font-size="12pt" style:font-size-asian="12pt" style:font-size-complex="12pt"/>
    </style:style>
    <style:style style:name="P207" style:parent-style-name="NoSpacing" style:family="paragraph">
      <style:text-properties style:font-name="Times New Roman" fo:font-size="12pt" style:font-size-asian="12pt" style:font-size-complex="12pt"/>
    </style:style>
    <style:style style:name="P208" style:parent-style-name="NoSpacing" style:family="paragraph">
      <style:text-properties style:font-name="Times New Roman" fo:font-size="12pt" style:font-size-asian="12pt" style:font-size-complex="12pt"/>
    </style:style>
    <style:style style:name="P209" style:parent-style-name="NoSpacing" style:family="paragraph">
      <style:text-properties style:font-name="Times New Roman" fo:font-size="12pt" style:font-size-asian="12pt" style:font-size-complex="12pt"/>
    </style:style>
    <style:style style:name="P210" style:parent-style-name="Normal" style:family="paragraph">
      <style:text-properties style:font-name="Times New Roman" fo:font-size="12pt" style:font-size-asian="12pt" style:font-size-complex="12pt"/>
    </style:style>
    <style:style style:name="P211" style:parent-style-name="NoSpacing" style:family="paragraph">
      <style:paragraph-properties fo:margin-left="0.5in">
        <style:tab-stops/>
      </style:paragraph-properties>
      <style:text-properties style:font-name="Times New Roman" fo:font-size="12pt" style:font-size-asian="12pt" style:font-size-complex="12pt"/>
    </style:style>
    <style:style style:name="P212"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13" style:parent-style-name="NoSpacing" style:family="paragraph">
      <style:paragraph-properties fo:margin-left="0.5in">
        <style:tab-stops/>
      </style:paragraph-properties>
      <style:text-properties style:font-name="Times New Roman" fo:font-size="12pt" style:font-size-asian="12pt" style:font-size-complex="12pt"/>
    </style:style>
    <style:style style:name="P214" style:parent-style-name="NoSpacing" style:family="paragraph">
      <style:paragraph-properties fo:margin-left="0.5in">
        <style:tab-stops/>
      </style:paragraph-properties>
      <style:text-properties style:font-name="Times New Roman" fo:font-size="12pt" style:font-size-asian="12pt" style:font-size-complex="12pt"/>
    </style:style>
    <style:style style:name="P215" style:parent-style-name="NoSpacing" style:family="paragraph">
      <style:paragraph-properties fo:margin-left="0.5in">
        <style:tab-stops/>
      </style:paragraph-properties>
      <style:text-properties style:font-name="Times New Roman" fo:font-size="12pt" style:font-size-asian="12pt" style:font-size-complex="12pt"/>
    </style:style>
    <style:style style:name="P216" style:parent-style-name="NoSpacing" style:family="paragraph">
      <style:text-properties style:font-name="Times New Roman" fo:font-size="12pt" style:font-size-asian="12pt" style:font-size-complex="12pt"/>
    </style:style>
    <style:style style:name="P217" style:parent-style-name="NoSpacing" style:family="paragraph">
      <style:text-properties style:font-name="Times New Roman" fo:font-weight="bold" style:font-weight-asian="bold" fo:font-size="12pt" style:font-size-asian="12pt" style:font-size-complex="12pt"/>
    </style:style>
    <style:style style:name="P218" style:parent-style-name="NoSpacing" style:family="paragraph">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Hyperlink"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P222" style:parent-style-name="NoSpacing" style:family="paragraph">
      <style:text-properties style:font-name="Times New Roman" fo:font-size="12pt" style:font-size-asian="12pt" style:font-size-complex="12pt"/>
    </style:style>
    <style:style style:name="P223" style:parent-style-name="NoSpacing" style:family="paragraph">
      <style:text-properties style:font-name="Times New Roman" fo:font-size="12pt" style:font-size-asian="12pt" style:font-size-complex="12pt"/>
    </style:style>
    <style:style style:name="P224" style:parent-style-name="NoSpacing" style:family="paragraph">
      <style:text-properties style:font-name="Times New Roman" fo:font-size="12pt" style:font-size-asian="12pt" style:font-size-complex="12pt"/>
    </style:style>
    <style:style style:name="P225" style:parent-style-name="Normal" style:family="paragraph">
      <style:text-properties style:font-name="Times New Roman" fo:font-size="12pt" style:font-size-asian="12pt" style:font-size-complex="12pt"/>
    </style:style>
    <style:style style:name="P226" style:parent-style-name="NoSpacing" style:family="paragraph">
      <style:text-properties style:font-name="Times New Roman" fo:font-size="12pt" style:font-size-asian="12pt" style:font-size-complex="12pt"/>
    </style:style>
    <style:style style:name="P227" style:parent-style-name="NoSpacing" style:family="paragraph">
      <style:text-properties style:font-name="Times New Roman" fo:font-size="12pt" style:font-size-asian="12pt" style:font-size-complex="12pt"/>
    </style:style>
    <style:style style:name="P228" style:parent-style-name="NoSpacing" style:family="paragraph">
      <style:text-properties style:font-name="Times New Roman" fo:font-style="italic" style:font-style-asian="italic" fo:font-size="12pt" style:font-size-asian="12pt" style:font-size-complex="12pt"/>
    </style:style>
    <style:style style:name="P229" style:parent-style-name="NoSpacing" style:family="paragraph">
      <style:paragraph-properties fo:margin-left="0.5in">
        <style:tab-stops/>
      </style:paragraph-properties>
      <style:text-properties style:font-name="Times New Roman" fo:font-size="12pt" style:font-size-asian="12pt" style:font-size-complex="12pt"/>
    </style:style>
    <style:style style:name="P230"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1" style:parent-style-name="NoSpacing" style:family="paragraph">
      <style:paragraph-properties fo:margin-left="0.5in">
        <style:tab-stops/>
      </style:paragraph-properties>
      <style:text-properties style:font-name="Times New Roman" fo:font-size="12pt" style:font-size-asian="12pt" style:font-size-complex="12pt"/>
    </style:style>
    <style:style style:name="P232"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3" style:parent-style-name="NoSpacing" style:family="paragraph">
      <style:paragraph-properties fo:margin-left="0.5in">
        <style:tab-stops/>
      </style:paragraph-properties>
      <style:text-properties style:font-name="Times New Roman" fo:font-size="12pt" style:font-size-asian="12pt" style:font-size-complex="12pt"/>
    </style:style>
    <style:style style:name="P234"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5" style:parent-style-name="NoSpacing" style:family="paragraph">
      <style:paragraph-properties fo:margin-left="0.5in">
        <style:tab-stops/>
      </style:paragraph-properties>
      <style:text-properties style:font-name="Times New Roman" fo:font-size="12pt" style:font-size-asian="12pt" style:font-size-complex="12pt"/>
    </style:style>
    <style:style style:name="P236" style:parent-style-name="NoSpacing" style:family="paragraph">
      <style:text-properties style:font-name="Times New Roman" fo:font-size="12pt" style:font-size-asian="12pt" style:font-size-complex="12pt"/>
    </style:style>
    <style:style style:name="P237" style:parent-style-name="NoSpacing" style:family="paragraph">
      <style:text-properties style:font-name="Times New Roman" fo:font-weight="bold" style:font-weight-asian="bold" fo:font-size="12pt" style:font-size-asian="12pt" style:font-size-complex="12pt"/>
    </style:style>
    <style:style style:name="P238" style:parent-style-name="NoSpacing" style:family="paragraph">
      <style:text-properties style:font-name="Times New Roman" fo:font-weight="bold" style:font-weight-asian="bold" fo:font-size="12pt" style:font-size-asian="12pt" style:font-size-complex="12pt"/>
    </style:style>
    <style:style style:name="P239" style:parent-style-name="NoSpacing" style:family="paragraph">
      <style:text-properties style:font-name="Times New Roman" fo:font-size="12pt" style:font-size-asian="12pt" style:font-size-complex="12pt"/>
    </style:style>
    <style:style style:name="P240" style:parent-style-name="Normal" style:family="paragraph">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Hyperlink"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HTMLCode" style:family="text">
      <style:text-properties style:font-name="Times New Roman" style:font-name-asian="Calibri" style:font-name-complex="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Hyperlink"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P251" style:parent-style-name="HTMLPreformatted" style:family="paragraph">
      <style:text-properties style:font-name="Times New Roman" style:font-name-complex="Times New Roman" fo:font-size="12pt" style:font-size-asian="12pt" style:font-size-complex="12pt"/>
    </style:style>
    <style:style style:name="P252" style:parent-style-name="NoSpacing" style:family="paragraph">
      <style:text-properties style:font-name="Times New Roman" fo:font-size="12pt" style:font-size-asian="12pt" style:font-size-complex="12pt"/>
    </style:style>
    <style:style style:name="P253" style:parent-style-name="Normal" style:family="paragraph">
      <style:text-properties style:font-name="Times New Roman" fo:font-size="12pt" style:font-size-asian="12pt" style:font-size-complex="12pt"/>
    </style:style>
    <style:style style:name="P254" style:parent-style-name="Normal" style:family="paragraph">
      <style:paragraph-properties fo:margin-left="0.5in">
        <style:tab-stops/>
      </style:paragraph-properties>
      <style:text-properties style:font-name="Times New Roman" fo:font-size="12pt" style:font-size-asian="12pt" style:font-size-complex="12pt"/>
    </style:style>
    <style:style style:name="P255" style:parent-style-name="Normal" style:family="paragraph">
      <style:paragraph-properties fo:margin-left="0.5in">
        <style:tab-stops/>
      </style:paragraph-properties>
      <style:text-properties style:font-name="Times New Roman" fo:font-size="12pt" style:font-size-asian="12pt" style:font-size-complex="12pt"/>
    </style:style>
    <style:style style:name="P256" style:parent-style-name="NoSpacing" style:family="paragraph">
      <style:text-properties style:font-name="Times New Roman" fo:font-size="12pt" style:font-size-asian="12pt" style:font-size-complex="12pt"/>
    </style:style>
    <style:style style:name="P257" style:parent-style-name="NoSpacing" style:family="paragraph">
      <style:text-properties style:font-name="Times New Roman" fo:font-size="12pt" style:font-size-asian="12pt" style:font-size-complex="12pt"/>
    </style:style>
    <style:style style:name="P258" style:parent-style-name="NoSpacing" style:family="paragraph">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Hyperlink"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P262" style:parent-style-name="NoSpacing" style:family="paragraph">
      <style:text-properties style:font-name="Times New Roman" fo:font-size="12pt" style:font-size-asian="12pt" style:font-size-complex="12pt"/>
    </style:style>
    <style:style style:name="P263" style:parent-style-name="NoSpacing" style:family="paragraph">
      <style:text-properties style:font-name="Times New Roman" fo:font-size="12pt" style:font-size-asian="12pt" style:font-size-complex="12pt"/>
    </style:style>
    <style:style style:name="P264" style:parent-style-name="NoSpacing" style:family="paragraph">
      <style:text-properties style:font-name="Times New Roman" fo:font-size="12pt" style:font-size-asian="12pt" style:font-size-complex="12pt"/>
    </style:style>
    <style:style style:name="P265" style:parent-style-name="NoSpacing" style:family="paragraph">
      <style:text-properties style:font-name="Times New Roman" fo:font-size="12pt" style:font-size-asian="12pt" style:font-size-complex="12pt"/>
    </style:style>
    <style:style style:name="P266" style:parent-style-name="NoSpacing" style:family="paragraph">
      <style:text-properties style:font-name="Times New Roman" fo:font-size="12pt" style:font-size-asian="12pt" style:font-size-complex="12pt"/>
    </style:style>
    <style:style style:name="P267" style:parent-style-name="NoSpacing" style:family="paragraph">
      <style:text-properties style:font-name="Times New Roman" fo:font-size="12pt" style:font-size-asian="12pt" style:font-size-complex="12pt"/>
    </style:style>
    <style:style style:name="P268" style:parent-style-name="NoSpacing" style:family="paragraph">
      <style:text-properties style:font-name="Times New Roman" fo:font-size="12pt" style:font-size-asian="12pt" style:font-size-complex="12pt"/>
    </style:style>
    <style:style style:name="P269" style:parent-style-name="Normal" style:family="paragraph">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Hyperlink"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P273" style:parent-style-name="Normal" style:family="paragraph">
      <style:text-properties style:font-name="Times New Roman" fo:font-weight="bold" style:font-weight-asian="bold" fo:font-size="12pt" style:font-size-asian="12pt" style:font-size-complex="12pt"/>
    </style:style>
    <style:style style:name="P274" style:parent-style-name="Normal" style:family="paragraph">
      <style:text-properties style:font-name="Times New Roman" fo:font-weight="bold" style:font-weight-asian="bold" fo:font-size="12pt" style:font-size-asian="12pt" style:font-size-complex="12pt"/>
    </style:style>
    <style:style style:name="P275" style:parent-style-name="Normal" style:family="paragraph">
      <style:text-properties style:font-name="Times New Roman" fo:font-weight="bold" style:font-weight-asian="bold" fo:font-size="12pt" style:font-size-asian="12pt" style:font-size-complex="12pt"/>
    </style:style>
    <style:style style:name="P276" style:parent-style-name="Normal" style:family="paragraph">
      <style:text-properties style:font-name="Times New Roman" fo:font-size="12pt" style:font-size-asian="12pt" style:font-size-complex="12pt"/>
    </style:style>
    <style:style style:name="T277" style:parent-style-name="Hyperlink" style:family="text">
      <style:text-properties style:font-name="Times New Roman" fo:font-size="12pt" style:font-size-asian="12pt" style:font-size-complex="12pt"/>
    </style:style>
    <style:style style:name="T278" style:parent-style-name="Hyperlink" style:family="text">
      <style:text-properties style:font-name="Times New Roman" fo:font-size="12pt" style:font-size-asian="12pt" style:font-size-complex="12pt"/>
    </style:style>
    <style:style style:name="P279" style:parent-style-name="Normal" style:family="paragraph">
      <style:text-properties style:font-name="Times New Roman" fo:font-size="12pt" style:font-size-asian="12pt" style:font-size-complex="12pt"/>
    </style:style>
    <style:style style:name="T280" style:parent-style-name="Hyperlink" style:family="text">
      <style:text-properties style:font-name="Times New Roman" fo:font-size="12pt" style:font-size-asian="12pt" style:font-size-complex="12pt"/>
    </style:style>
    <style:style style:name="T281" style:parent-style-name="Hyperlink" style:family="text">
      <style:text-properties style:font-name="Times New Roman" fo:font-size="12pt" style:font-size-asian="12pt" style:font-size-complex="12pt"/>
    </style:style>
    <style:style style:name="P282" style:parent-style-name="Normal" style:family="paragraph">
      <style:text-properties style:font-name="Times New Roman" fo:font-size="12pt" style:font-size-asian="12pt" style:font-size-complex="12pt"/>
    </style:style>
    <style:style style:name="T283" style:parent-style-name="Hyperlink" style:family="text">
      <style:text-properties style:font-name="Times New Roman" fo:font-size="12pt" style:font-size-asian="12pt" style:font-size-complex="12pt"/>
    </style:style>
    <style:style style:name="P284" style:parent-style-name="Normal" style:family="paragraph">
      <style:paragraph-properties>
        <style:tab-stops>
          <style:tab-stop style:type="left" style:position="5.6388in"/>
        </style:tab-stops>
      </style:paragraph-properties>
      <style:text-properties style:font-name="Times New Roman" fo:font-size="12pt" style:font-size-asian="12pt" style:font-size-complex="12pt"/>
    </style:style>
    <style:style style:name="T285" style:parent-style-name="Hyperlink" style:family="text">
      <style:text-properties style:font-name="Times New Roman" fo:font-size="12pt" style:font-size-asian="12pt" style:font-size-complex="12pt"/>
    </style:style>
    <style:style style:name="P286" style:parent-style-name="Normal" style:family="paragraph">
      <style:text-properties style:font-name="Times New Roman" fo:font-size="12pt" style:font-size-asian="12pt" style:font-size-complex="12pt"/>
    </style:style>
    <style:style style:name="T287" style:parent-style-name="Hyperlink" style:family="text">
      <style:text-properties style:font-name="Times New Roman" fo:font-size="12pt" style:font-size-asian="12pt" style:font-size-complex="12pt"/>
    </style:style>
    <style:style style:name="T288" style:parent-style-name="Hyperlink" style:family="text">
      <style:text-properties style:font-name="Times New Roman" fo:font-size="12pt" style:font-size-asian="12pt" style:font-size-complex="12pt"/>
    </style:style>
    <style:style style:name="T289" style:parent-style-name="Hyperlink" style:family="text">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T292" style:parent-style-name="Hyperlink" style:family="text">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office:automatic-styles>
  <office:body>
    <office:text text:use-soft-page-breaks="true">
      <text:p text:style-name="P1">Iesi-Rest without microservices</text:p>
      <text:p text:style-name="P2">Instructions for using Iesi-Rest without microservices.</text:p>
      <text:p text:style-name="P3">1.1 Generate a self-signed SSL certificate for enabling https</text:p>
      <text:p text:style-name="P4">You can use either of the<text:s/>following certificate formats:<text:s/></text:p>
      <text:list text:style-name="LFO1" text:continue-numbering="true">
        <text:list-item>
          <text:p text:style-name="P5"><text:s/>PKCS12: Public Key Cryptographic Standards is a password protected format that can contain multiple certificates and keys; it’s an industry-wide used format <text:s text:c="4"/></text:p>
        </text:list-item>
        <text:list-item>
          <text:p text:style-name="P6">JKS: Java KeyStore is similar to PKCS12; it’s a proprietary format and is limited to the Java environment.</text:p>
        </text:list-item>
      </text:list>
      <text:p text:style-name="Normal"><text:span text:style-name="T7">You can use either of keytool, shipped with Java Runtime Environment, or OpenSSL, which can be downloaded from<text:s/></text:span><text:a xlink:href="https://www.openssl.org/" office:target-frame-name="_top" xlink:show="replace"><text:span text:style-name="T8">here</text:span></text:a><text:span text:style-name="T9">, to generate the certificates from the command line.</text:span></text:p>
      <text:p text:style-name="P10">It is recommended to use the PKCS12 format which is an industry standard format.</text:p>
      <text:p text:style-name="P11">1.2 Generating a Keystore</text:p>
      <text:p text:style-name="P12">In this example, we will use keytool.</text:p>
      <text:p text:style-name="P13">To generate a PKCS12 keystore format, write in the command line:</text:p>
      <text:p text:style-name="P14"><text:span text:style-name="T15">keytool -genkeypair -alias iesi -keyalg RSA -</text:span><text:span text:style-name="T16">keysize 2048 -storetype PKCS12 -keystore iesi.p12 -validity 3650</text:span></text:p>
      <text:p text:style-name="P17">Copy the file named “iesi.p12” generated from the previous step into the “src/main/resource” directory.</text:p>
      <text:p text:style-name="Normal"><text:span text:style-name="T18">In the file “</text:span><text:span text:style-name="T19">application.properties</text:span><text:span text:style-name="T20">” in the same directory, you can configure the SSL r</text:span><text:span text:style-name="T21">elated properties:</text:span></text:p>
      <text:p text:style-name="P22"># The format used for the keystore. It could be set to JKS in case it is a JKS file</text:p>
      <text:p text:style-name="P23">server.ssl.key-store-type=PKCS12</text:p>
      <text:p text:style-name="P24"># The path to the keystore containing the certificate</text:p>
      <text:p text:style-name="P25">server.ssl.key-store=classpath:iesi.p12</text:p>
      <text:p text:style-name="P26"># The password used to<text:s/>generate the certificate</text:p>
      <text:p text:style-name="P27">server.ssl.key-store-password=password</text:p>
      <text:p text:style-name="P28"># The alias mapped to the certificate</text:p>
      <text:p text:style-name="P29">server.ssl.key-alias=iesi</text:p>
      <text:p text:style-name="P30"/>
      <text:p text:style-name="P31">1.3 Spring Security with Oauth2</text:p>
      <text:p text:style-name="P32"><text:s/>To secure your application with Oauth2, you must, first, generate an asymmetric key (Public and Private keys) to do the signing process.</text:p>
      <text:p text:style-name="P33">With Oauth2, the resource owner provides the client with a username and password. The client then sends a token request to the authorization server by providing the credential information. The authorization server<text:s/>authorizes the client and returns with an access token. On every subsequent request, the server validates the client token.</text:p>
      <text:soft-page-break/>
      <text:p text:style-name="P34">Explanation of Oauth2 Configuration<text:s/></text:p>
      <text:p text:style-name="P35">AuthorizationServerConfiguration.java:</text:p>
      <text:p text:style-name="P36">Validate client and user credentials, generate JWT.</text:p>
      <text:p text:style-name="P37">Bean JwtAccessTokenConverter sign the JWT using SSL, Bean TokenStore reads the data from the tokens, and DefaultTokenServices persists the tokens.</text:p>
      <text:p text:style-name="P38">SSL are configured in applications.yml via SecurityPropertiesClient binding it to the properties.</text:p>
      <text:p text:style-name="P39">ResourceServerConfiguration.java</text:p>
      <text:p text:style-name="P40">By convention, both Auth and Resource Servers run on different applications for handling Oauth2; here both run on one app, for the reason that the configuration is simpler. The Resource Server use the public key form the SSL to decode JWT token via SecurityPropertiesClient (check the iesi-rest-gateway where the class is bind to application.yml).</text:p>
      <text:p text:style-name="P41">The public key is used by the JwtAccessTokenConverter, the JwtTokenStore uses it for reading the tokens and the Default TokenServices persist the<text:s/>tokens.<text:s/></text:p>
      <text:p text:style-name="P42">WebSecurityConfiguration.java</text:p>
      <text:p text:style-name="P43">Provide web based security.</text:p>
      <text:p text:style-name="P44">The Datasource provided by Spring Boot is auto-configured and is just add to the class. Needs to be injected to the UserDetailsService allowing authentication and retrieving users. The AuthenticationManager, since it is required by some autoconfigured Spring Bean, is override.<text:s/></text:p>
      <text:p text:style-name="P45">Schema.sql:</text:p>
      <text:p text:style-name="P46">Default Oauth2 SQL for Spring Security.<text:s/></text:p>
      <text:p text:style-name="P47">Data.sql:</text:p>
      <text:p text:style-name="P48">Specify client-id, secret… for users registered in H2 database.</text:p>
      <text:p text:style-name="P49"><text:span text:style-name="T50">Documentation:<text:s/></text:span><text:a xlink:href="https://projects.spring.io/spring-security-oauth/docs/oauth2.html" office:target-frame-name="_top" xlink:show="replace"><text:span text:style-name="T51">https://projects.spring.io/spring-security-oauth/docs/oauth2.html</text:span></text:a></text:p>
      <text:p text:style-name="P52">1.4 Generate JKS Java Keystore file</text:p>
      <text:p text:style-name="P53">Generate a .jks file using the command line tool keytool:</text:p>
      <text:p text:style-name="Normal"><text:span text:style-name="T54">(N.B: make sure</text:span><text:span text:style-name="T55"><text:s/>that<text:s/></text:span><text:span text:style-name="T56">keypass</text:span><text:span text:style-name="T57"><text:s/>and<text:s/></text:span><text:span text:style-name="T58">storepass</text:span><text:span text:style-name="T59"><text:s/>are the same.)</text:span></text:p>
      <text:p text:style-name="P60">keytool -genkeypair -alias iesi<text:s/></text:p>
      <text:p text:style-name="P61">                    -keyalg RSA<text:s/></text:p>
      <text:p text:style-name="P62">                    -keypass password<text:s/></text:p>
      <text:p text:style-name="P63">                    -keystore iesi.jks<text:s/></text:p>
      <text:p text:style-name="P64">                    -storepass password</text:p>
      <text:p text:style-name="P65"/>
      <text:soft-page-break/>
      <text:p text:style-name="P66">This command will generate<text:s/>a file called iesi.jks containing public and private keys. If you use the microservice Iesi-Rest-Gateway, copy paste your public key to this service (cf. section 2.6).</text:p>
      <text:p text:style-name="P67"/>
      <text:p text:style-name="P68">Copy the file named “iesi.jks” generated from the previous step into the “src/main/resource” directory.</text:p>
      <text:p text:style-name="Normal"><text:span text:style-name="T69">In the file “</text:span><text:span text:style-name="T70">application.yml</text:span><text:span text:style-name="T71">” in the same directory, you can configure the JKS related properties:</text:span></text:p>
      <text:p text:style-name="P72">security: <text:s/></text:p>
      <text:p text:style-name="P73"><text:s/><text:tab/>jwt: <text:s text:c="3"/></text:p>
      <text:p text:style-name="P74">key-store: classpath:iesi.jks<text:s/></text:p>
      <text:p text:style-name="P75">key-store-password: password <text:s text:c="3"/></text:p>
      <text:p text:style-name="P76">key-pair-alias: iesi <text:s text:c="2"/></text:p>
      <text:p text:style-name="P77">key-pair-password: password</text:p>
      <text:p text:style-name="P78"/>
      <text:p text:style-name="P79">1.5 Launch Iesi-Rest</text:p>
      <text:p text:style-name="P80"/>
      <text:p text:style-name="P81">The application has https port 8080 as default (you can change it on file boostrap.yml).</text:p>
      <text:p text:style-name="P82"/>
      <text:p text:style-name="P83">1.6 Generating an Access Token</text:p>
      <text:p text:style-name="P84"/>
      <text:p text:style-name="P85">Before generating an Access Token, you must add the Oauth2 specification, a flexible authorization framework describing a number of grants (“methods”) for a client application to acquire an access token (which represents a user’s permission for the client to access their data) which can be used to authenticate a request to an API endpoint.</text:p>
      <text:p text:style-name="P86"/>
      <text:p text:style-name="P87">Into the<text:s/>“src/main/resource/” directory, add to the “data.sql” file your grants for acquiring an access token. Under the Sql table VALUES:<text:s/></text:p>
      <text:p text:style-name="P88"/>
      <text:p text:style-name="NoSpacing"><text:span text:style-name="T89"><text:tab/></text:span><text:span text:style-name="T90"><text:tab/># The application's<text:s/></text:span><text:span text:style-name="T91">client ID</text:span><text:span text:style-name="T92"><text:s/>(how the API identifies the application)</text:span></text:p>
      <text:p text:style-name="P93">'client-id',</text:p>
      <text:p text:style-name="P94"><text:span text:style-name="T95">#Your client-secret must be encrypt us</text:span><text:span text:style-name="T96">ing BCrypt with 10 rounds(click<text:s/></text:span><text:a xlink:href="https://www.browserling.com/tools/bcrypt" office:target-frame-name="_top" xlink:show="replace"><text:span text:style-name="T97">here</text:span></text:a><text:span text:style-name="T98"><text:s/>to generate your encrypt password. In this example the client-secret is “secret”):</text:span></text:p>
      <text:p text:style-name="P99">'$2a$10$vCXMWCn7fDZWOcLnIEhmK.74dvK1Eh8ae2WrWlhr2ETPLoxQctN4.',</text:p>
      <text:p text:style-name="P100">#The scope, specifying the level of access that the application is requesting</text:p>
      <text:p text:style-name="P101">'openid',</text:p>
      <text:p text:style-name="P102">#The Authorization grant</text:p>
      <text:p text:style-name="P103">'authorization_code,check_token,refresh_token,password',</text:p>
      <text:p text:style-name="P104">#The Authorities</text:p>
      <text:p text:style-name="P105">'ROLE_CLIENT',</text:p>
      <text:p text:style-name="P106"># The validity of the access token in seconds</text:p>
      <text:p text:style-name="P107">2500,</text:p>
      <text:p text:style-name="P108">#The validity of<text:s/>the refresh token in seconds.</text:p>
      <text:p text:style-name="P109">2500</text:p>
      <text:p text:style-name="P110"><text:s text:c="2"/></text:p>
      <text:p text:style-name="NoSpacing"><text:span text:style-name="T111">You can generate your access token via curl or Postman. For Postman, click<text:s/></text:span><text:a xlink:href="https://learning.getpostman.com/docs/postman/sending_api_requests/authorization/" office:target-frame-name="_top" xlink:show="replace"><text:span text:style-name="T112">here.</text:span></text:a></text:p>
      <text:p text:style-name="P113"/>
      <text:p text:style-name="NoSpacing"><text:span text:style-name="T114">Via curl, to get an Access Token send</text:span><text:span text:style-name="T115"><text:s/>a<text:s/></text:span><text:span text:style-name="T116">POST</text:span><text:span text:style-name="T117"><text:s/>to the “api</text:span><text:span text:style-name="T118">/oauth/token</text:span><text:span text:style-name="T119">” endpoint, without forgetting to add your grants define in the previous step:</text:span></text:p>
      <text:p text:style-name="P120"/>
      <text:p text:style-name="P121">curl -k -u client-id:secret -X POST https://localhost:8080/api/oauth/token\?grant_type=password\&amp;username=admin\&amp;password=password</text:p>
      <text:p text:style-name="P122"/>
      <text:p text:style-name="P123"><text:s/>The server will respond with a token, e.g:</text:p>
      <text:p text:style-name="P124"/>
      <text:p text:style-name="P125">"access_token":"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token_type":"bearer","refresh_token":"eyJhbGciOiJSUzI1NiIsInR5cCI6IkpXVCJ9.eyJ1c2VyX25hbWUiOiJyb290Iiwic2NvcGUiOlsib3BlbmlkIl0sImF0aSI6ImJmMjUwNGVjLTQ5YTItNDU2OC04MGNmLTQyYWRkYjI4MDAxMyIsImV4cCI6MTU2MDUxMjk0OSwiYXV0aG9yaXRpZXMiOlsiQVVUSE9SSVpFRF9VU0VSIl0sImp0aSI6Ijg1ZDU0OTNjLWM2NmItNGYzZi1iNjliLTgyZDVkOTg4NDU0NiIsImNsaWVudF9pZCI6ImNsaWVudC1pZCJ9.kNwW4mf5epN8AMW9pGmsqnlKf8foGkGspq0hjek2V1biQmWrblKGTylMRJfW0Nre-4poIsjWzG1Ph5aaHYPfwKaVPG8Pm5f3kFBsphClmZZ_m5duAIvObh3izbmT9Veym9H9Jz6bVPQShSg4PPxOycU7briYe_EATsJVF-pqjxft3hfWprdd_5pdnqQy9arNUi0j5OFVYvrgcEkvAlD8K1BLbYwNr58CD-pPqkuLS-6gDhmdqbnDxlUq64HeuLICy_pJXpI8i6pIv-KVUZIfnFULQC8W1rJWqb85xaN6y2lrOYedLpqImD-P8OSLP1o1eaQ9_BRVRE40VG65s5laPQ","expires_in":2499,"scope":"openid","jti":"bf2504ec-49a2-4568-80cf-42addb280013"</text:p>
      <text:p text:style-name="P126"/>
      <text:p text:style-name="P127">Then, to access specific endpoints:</text:p>
      <text:p text:style-name="P128"/>
      <text:p text:style-name="P129">curl --insecure -H "Authorization: Token<text:s/>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text:soft-page-break/>MpXVjL9FYEBeBgVhmdViaB8yRH_-ewzBg-t6cI4bDFnIeauG-eTJFkqo-JJ6FsPNvX2iSDOOVDFqnzZVHJghUia7xwDBZvxgxoMQ3BqtT2oo7L2S4W4jAy5fkE796SsPHj1A" https://localhost:8080/api/environments</text:p>
      <text:p text:style-name="P130"/>
      <text:p text:style-name="NoSpacing"><text:span text:style-name="T131">The command “—insecure” is added to prevent SSL certificate error. Check<text:s/></text:span><text:a xlink:href="https://www.poftut.com/how-to-use-curl-with-https-protocol-and-urls/" office:target-frame-name="_top" xlink:show="replace"><text:span text:style-name="T132">this article</text:span></text:a><text:span text:style-name="T133"><text:s/>to provide a certificate authority explicitly.</text:span></text:p>
      <text:p text:style-name="P134"/>
      <text:p text:style-name="P135">For Postman, you just need to add your generated token to the Bearer Token collapsed menu under the Authorization tab.</text:p>
      <text:p text:style-name="P136"><text:s/></text:p>
      <text:p text:style-name="P137">2 Iesi-Rest with microservices</text:p>
      <text:p text:style-name="P138">The configuration<text:s/>of Iesi-Rest with microservices is like the one without microservices except that the configuration is done via Spring-Cloud.</text:p>
      <text:p text:style-name="Normal"><text:span text:style-name="T139">The configuration files are on file system (src/main/ressources/config), but they can also be stored on a<text:s/></text:span><text:a xlink:href="https://cloud.spring.io/spring-cloud-config/multi/multi__spring_cloud_config_server.html" office:target-frame-name="_top" xlink:show="replace"><text:span text:style-name="T140">git repository.</text:span></text:a><text:span text:style-name="T141"><text:s/></text:span></text:p>
      <text:p text:style-name="P142">Iesi-Rest run both on http and https. Http port allows Iesi-Rest-Admin to hit actuator and gather metrics. User hitting http endpoints are automatically redirected to https.</text:p>
      <text:p text:style-name="Normal"><text:span text:style-name="T143">2.1 Spring Cloud</text:span></text:p>
      <text:p text:style-name="P144">Spring-Cloud allows to gather and encrypt information stored in “applications.properties” and “application.yml”.</text:p>
      <text:p text:style-name="NormalWeb">For Spring Cloud to be able to encrypt and decrypt properties you will need to add the Java Cryptography Extension to your JVM (it is not included by default). You can<text:s/><text:a xlink:href="https://www.oracle.com/technetwork/java/javase/downloads/jce-all-download-5170447.html" office:target-frame-name="_top" xlink:show="replace"><text:span text:style-name="Hyperlink">download the “Java Cryptography Extension (JCE) Unlimited Strength Jurisdiction Policy Files</text:span><text:span text:style-name="Hyperlink">”</text:span></text:a><text:s/>from Oracle and follow the installation instructions. Make sure you download JCE for your Java platform.</text:p>
      <text:p text:style-name="NormalWeb">The installation process is easy.<text:s/><text:a xlink:href="https://dzone.com/articles/install-java-cryptography-extension-jce-unlimited" office:target-frame-name="_top" xlink:show="replace"><text:span text:style-name="Hyperlink">Basically you will<text:s/></text:span><text:span text:style-name="Hyperlink">need to copy the two downloaded jar files</text:span></text:a><text:s/>to a<text:s/><text:span text:style-name="Emphasis">/lib/security</text:span><text:s/>folder in your JDK.</text:p>
      <text:p text:style-name="P145">Spring Cloud Server authentication is done using basic spring security, via a unique user stored in H2 database. Other stronger authentication (e.g. oauth2, <text:s/>Vault…) are possible but the utilization of message broker or container are mandatory (e.g Docker, Rabbit MQ …).</text:p>
      <text:p text:style-name="Normal"><text:span text:style-name="T146">To change the user’s credentials stored in the database, go to “src/main/ressources” and add your information to the file “data.sql” to the table user (N.B; the</text:span><text:span text:style-name="T147"><text:s/>password must be encrypt using Bcrypt with 10 rounds (click<text:s/></text:span><text:a xlink:href="https://www.browserling.com/tools/bcrypt" office:target-frame-name="_top" xlink:show="replace"><text:span text:style-name="T148">here</text:span></text:a><text:span text:style-name="T149"><text:s/>to generate your encrypt password):</text:span></text:p>
      <text:p text:style-name="P150">INSERT INTO users (username,password,enabled) <text:s/>VALUES ('admin','$2a$10$dJYXnn2ztBU72ooXSyl9.u/xF29ADNp3mbQYy/6cvkiGLskNG1UQi', TRUE);</text:p>
      <text:p text:style-name="NormalWeb"><text:span text:style-name="T151">2.2 Generate Keystore for Asymmetric Encryption</text:span></text:p>
      <text:p text:style-name="P152">To generate a keystore follow the instruction on section 1.4.</text:p>
      <text:p text:style-name="Normal"><text:span text:style-name="T153">Once the keystore file is generated update the<text:s/></text:span><text:span text:style-name="T154">bootstrap.yml</text:span><text:span text:style-name="T155"><text:s/>(in directory “src/main/resources”) file of you</text:span><text:span text:style-name="T156">r Spring Cloud Config:</text:span></text:p>
      <text:soft-page-break/>
      <text:p text:style-name="P157">encrypt:</text:p>
      <text:p text:style-name="P158"><text:s text:c="2"/>key-store:</text:p>
      <text:p text:style-name="P159"><text:s text:c="4"/>location: classpath:iesi.jks</text:p>
      <text:p text:style-name="P160"><text:s text:c="4"/>password: password</text:p>
      <text:p text:style-name="P161"><text:s text:c="4"/>alias: iesi</text:p>
      <text:p text:style-name="P162"><text:s text:c="4"/>secret: iesi</text:p>
      <text:p text:style-name="P163"/>
      <text:p text:style-name="P164">2.3 Encrypt your data with Java Cryptography Extension</text:p>
      <text:p text:style-name="P165"/>
      <text:p text:style-name="P166">To encrypt configuration property value, start you Spring Cloud<text:s/>Config server and then send an HTTP POST request to a /encrypt URL endpoint (you can also use Postman), e.g.:<text:s/></text:p>
      <text:p text:style-name="P167"/>
      <text:p text:style-name="P168"><text:span text:style-name="T169">curl -X POST http</text:span><text:span text:style-name="T170">://localhost:8888/encrypt -d myPassword -u admin:</text:span><text:span text:style-name="T171">password</text:span></text:p>
      <text:p text:style-name="P172"/>
      <text:p text:style-name="P173">where localhost:8888 is the port number of which the Spring Cloud Config server is running (in your case this port number might be different), “myPassword” is the string we want to encrypt, and “admin:password” are the username and password defined in the file “data.sql”.</text:p>
      <text:p text:style-name="P174"/>
      <text:p text:style-name="P175">The response in this case is an encrypted value:<text:s/></text:p>
      <text:p text:style-name="P176"/>
      <text:p text:style-name="P177">7509AQCP2xs/8TUf2mrQoZJ37AiKBf/UJHHaXoIgHqMOia0gNs9iAbm5BSuUWYL+0Tc2FiUln0UpT/gqLnEMNgo7gNXMyD42MM6NOMq4VfzJWXFMV93ngzDLlSWEvdHijFajUTFqts3Q0T1jxDHSehLipZ5AAXmeLc3hXZYvYMEBWQVxi0O2UYhYs0PZkyfC3kKq4PqIKHHsHGiOWNl3A6Wl6fY13VWsSVVIF4t03k/Ylats/ks0//KQdCmzEVg2vWITkpxSlv4Nl7YNT6XXdRFWrcqtFjXpUzrc+W0frtN4WvjLmFFP2BMZv982zF+R/X8gHMfRqDz9hJ1MInI+ZL2hBHqktV+VgK8DOOiEW1heuccFsiKF9LWkrRbEMQh0B93IUiY</text:p>
      <text:p text:style-name="P178"/>
      <text:p text:style-name="NoSpacing"><text:span text:style-name="T179">To use the encrypted value of a configuration property, add a<text:s/></text:span><text:span text:style-name="T180">{cipher} </text:span><text:span text:style-name="T181">prefix.</text:span></text:p>
      <text:p text:style-name="P182"/>
      <text:p text:style-name="P183">2.4 Configuration of Iesi-Rest with Spring Cloud</text:p>
      <text:p text:style-name="P184"/>
      <text:p text:style-name="P185">Follow the instructions on section 1.2 for generating your SSL certificate.<text:s/></text:p>
      <text:p text:style-name="P186">Into the Spring-Cloud directory “src/main/ressources/config”, you can configure your .p12 related properties to the file “iesi-rest.properties”:</text:p>
      <text:p text:style-name="P187"/>
      <text:p text:style-name="P188">Don’t forget to copy your PKCS12 keystore format file into the “src/main/resource” directory.</text:p>
      <text:p text:style-name="P189">iesi-keyalias=iesi</text:p>
      <text:p text:style-name="P190">iesi-keystore=iesi.p12<text:s/></text:p>
      <text:p text:style-name="P191">#The type of your keystore, PKCS12 or JKS</text:p>
      <text:p text:style-name="P192">iesi-keystoreType = PKCS12</text:p>
      <text:p text:style-name="P193">#Each field with the keyword {cipher} must be encrypt as explained<text:s/>above.</text:p>
      <text:p text:style-name="P194">iesi-keypassword={cipher}AQBQMtxOkJLNPXKFgzTnd7aiegY…</text:p>
      <text:p text:style-name="P195">iesi-keystorepassword={cipher}AQBQMtxOkJLNPXKFgzTnd7aiegY…</text:p>
      <text:p text:style-name="P196"/>
      <text:p text:style-name="P197">The field “iesi-HttpsPort” allows you to choose your Https port number (e.g iesi-HttpsPort =8080).</text:p>
      <text:p text:style-name="P198"/>
      <text:p text:style-name="P199">The field “iesi-HttpPort” allows you to choose your Http port number (e.g iesi-HttpPort =8443).</text:p>
      <text:p text:style-name="P200"/>
      <text:p text:style-name="NoSpacing"><text:span text:style-name="T201">The field “iesi-HttpadminPort” allows Iesi-Rest-Admin to connect to this application; write the full length of your Http url, e.g: “iesi-HttpadminPort =<text:s/></text:span><text:a xlink:href="http://localhost:8443" office:target-frame-name="_top" xlink:show="replace"><text:span text:style-name="T202">ht</text:span><text:span text:style-name="T203">tp://localhost:8443</text:span></text:a><text:span text:style-name="T204"><text:s/>“(without slash at the end).</text:span></text:p>
      <text:p text:style-name="P205"/>
      <text:p text:style-name="P206">Then, follow the instruction on section 1.3 for generating your .jks file.</text:p>
      <text:p text:style-name="P207"/>
      <text:p text:style-name="P208">Into the Spring-Cloud directory “src/main/ressources/config”, you can configure your .jks <text:s/>related properties to the file “iesi-rest.properties”:</text:p>
      <text:p text:style-name="P209"/>
      <text:p text:style-name="P210">Don’t forget to copy your .jks file <text:s/>into the “src/main/resource” directory.</text:p>
      <text:p text:style-name="P211">iesi-security-keystore=iesi.jks<text:s/></text:p>
      <text:p text:style-name="P212">#Each field with the keyword {cipher} must be encrypt as explained above.</text:p>
      <text:p text:style-name="P213">iesi-security-keystore_password={cipher}AQAjgcN7a/TXE1zy0DY/ZL9Lbwmc0+…<text:s/></text:p>
      <text:p text:style-name="P214">iesi-security-keypair-alias= iesi</text:p>
      <text:p text:style-name="P215">iesi-security-keypair-password={cipher}AQAjgcN7a/TXE1zy0DY/ZL…</text:p>
      <text:p text:style-name="P216"/>
      <text:p text:style-name="P217">2.5 Configuration of Iesi-Rest-Admin with Spring Cloud</text:p>
      <text:p text:style-name="P218"/>
      <text:p text:style-name="NoSpacing"><text:span text:style-name="T219">Iesi-Rest-Admin is the<text:s/></text:span><text:a xlink:href="https://github.com/codecentric/spring-boot-admin" office:target-frame-name="_top" xlink:show="replace"><text:span text:style-name="T220">Spring Boot Admin UI, made by CodeCentric Team</text:span></text:a><text:span text:style-name="T221">, to manage and monitor all the Spring Boot application Actuator endpoints at one place.<text:s/></text:span></text:p>
      <text:p text:style-name="P222"/>
      <text:p text:style-name="P223">Actuator is a Spring Boot module, which adds REST/JMX endpoints to your application, so you can easily monitor and manage it in production. The endpoints offer health-check, metrics monitoring, access to logs, thread dumps, heap dumps, environmental info and more.</text:p>
      <text:p text:style-name="P224"/>
      <text:p text:style-name="P225">Authentication of the admin is done by basic<text:s/>spring security defined in the file” iesi-admin.properties”. This microservices is only linked to the Iesi-Rest microservice by hitting the actuator of this one to get metrics and other information.</text:p>
      <text:p text:style-name="P226">Into the Spring-Cloud directory “src/main/ressources/config”, you can configure the application properties via the file “iesi-admin.properties”:</text:p>
      <text:p text:style-name="P227"><text:tab/></text:p>
      <text:p text:style-name="P228"><text:tab/>#The port number of the iesi-rest-admin, only http.</text:p>
      <text:p text:style-name="P229">iesi-adminPort = 8081</text:p>
      <text:p text:style-name="P230">#The username for connecting to the admin microservice</text:p>
      <text:p text:style-name="P231">iesi-adminUser= admin<text:s/></text:p>
      <text:p text:style-name="P232">#The full http URL(without slash at the end)</text:p>
      <text:p text:style-name="P233">iesi-adminFullUrl = http://localhost:8081</text:p>
      <text:p text:style-name="P234">#Your password. Each field with the keyword {cipher} must be encrypt as explained above.</text:p>
      <text:p text:style-name="P235">iesi-adminPassword={cipher}AQBNbs+rX+…</text:p>
      <text:p text:style-name="P236"/>
      <text:p text:style-name="P237"/>
      <text:soft-page-break/>
      <text:p text:style-name="P238">2.6 Configuration of Iesi-Rest-Gateway with Spring Cloud</text:p>
      <text:p text:style-name="P239"/>
      <text:p text:style-name="P240">In most microservice implementations, internal microservice endpoints are kept as private services. A set of public services are exposed to the clients using an API gateway.<text:s/></text:p>
      <text:p text:style-name="Normal"><text:span text:style-name="T241">The microservice Iesi-Rest-Gateway uses<text:s/></text:span><text:a xlink:href="https://github.com/Netflix/zuul" office:target-frame-name="_top" xlink:show="replace"><text:span text:style-name="T242">Zuul</text:span></text:a><text:span text:style-name="T243"><text:s/>as Gateway, a JVM based router and server side load balancer by Netflix. It provides an entry point to an ecosystem of microservices.<text:s/></text:span></text:p>
      <text:p text:style-name="Normal"><text:span text:style-name="T244">Iesi-Rest-Gateway runs on https and is secured by Oauth2. To decode the JWT token from the Authorizati</text:span><text:span text:style-name="T245">on Server, i.e Iesi-Rest, it is necessary to use the public key from the self-signed certificated generated on section 2.4. Copy your public key to a “</text:span><text:span text:style-name="T246">public.txt” file; no other name or extension are allowed.</text:span></text:p>
      <text:p text:style-name="Normal"><text:span text:style-name="T247">Enabling communication over https between Iesi-</text:span><text:span text:style-name="T248">Rest application and the Gateway using the self-signed certificate will probably cause a PKIX path building failed. To solve this error, you will need to import the self-signed certificate into the<text:s/></text:span><text:a xlink:href="http://www.littlebigextra.com/how-to-fix-pkix-path-building-failed-sun-security-provider-certpath-suncertpathbuilderexception/" office:target-frame-name="_top" xlink:show="replace"><text:span text:style-name="T249">cacerts file</text:span></text:a><text:span text:style-name="T250">.</text:span></text:p>
      <text:p text:style-name="P251">For testing purposes, you can configure Zuul to disable that validation, adding “zuul.sslHostnameValidationEnabled=false” to the file “applications.yml”.</text:p>
      <text:p text:style-name="Normal"/>
      <text:p text:style-name="P252">Your SSL certificate must be the same that the one used for Iesi-Rest on section 2.4. Into the Spring-Cloud directory “src/main/ressources/config”, you can configure your SSL generated key <text:s/>to the file “iesi-gateway.properties”:</text:p>
      <text:p text:style-name="P253"/>
      <text:p text:style-name="P254">iesi-GatewayKeyalias= iesi<text:line-break/>iesi-GatewayKeystore= iesi.jks</text:p>
      <text:p text:style-name="P255">iesi-GatewayKeystoreType= JKS<text:line-break/>iesi-GatewayKeypassword= {cipher}AQBQMtxOkJLNPXKFgzTnd7aiegY…<text:line-break/>iesi-GatewayKeystorepassword= {cipher}AQBQMtxOkJLNPXKFgzTnd7aiegY…</text:p>
      <text:p text:style-name="P256"/>
      <text:p text:style-name="P257">The field “iesi-GatewayPort” allows you to choose your Https port number (e.g iesi-HttpsPort =8082).</text:p>
      <text:p text:style-name="P258"/>
      <text:p text:style-name="NoSpacing"><text:span text:style-name="T259">The field “iesi-GatewayFullUrl” allows Iesi-Rest to connect to this application; write the full length of Iesi-Rest Https url defined in section 2.4 , e.g.: “iesi-GatewayFullUrl =<text:s/></text:span><text:a xlink:href="https://localhost:8080" office:target-frame-name="_top" xlink:show="replace"><text:span text:style-name="T260">https://localhost:8080</text:span></text:a><text:span text:style-name="T261"><text:s/>“(without slash at the end).</text:span></text:p>
      <text:p text:style-name="P262"/>
      <text:p text:style-name="P263">With Iesi-Gateway, instead of hitting the main microservice Iesi-Rest, you will hit the Https port of the Gateway. The instructions are the same than on section 1.6,<text:s/>you just need to replace the Https port of Iesi-Rest by the one of the Gateway, e.g.:<text:s/></text:p>
      <text:p text:style-name="P264"/>
      <text:p text:style-name="P265">curl -k -u client-id:secret -X POST https://localhost:8082/api/oauth/token\?grant_type=password\&amp;username=admin\&amp;password=password</text:p>
      <text:p text:style-name="P266"/>
      <text:soft-page-break/>
      <text:p text:style-name="P267">where localhost:8082 is the port number of which the Iesi-Gateway is running (in your case this port number might be different).<text:s/></text:p>
      <text:p text:style-name="P268"/>
      <text:p text:style-name="P269">Then, use your generated token to open endpoints on port 8082.</text:p>
      <text:p text:style-name="Normal"><text:span text:style-name="T270">Now, there isn’t any implementations of Zuul Filters, check the<text:s/></text:span><text:a xlink:href="https://cloud.spring.io/spring-cloud-netflix/multi/multi__router_and_filter_zuul.html" office:target-frame-name="_top" xlink:show="replace"><text:span text:style-name="T271">documentation</text:span></text:a><text:span text:style-name="T272"><text:s/>to add your own. <text:s/></text:span></text:p>
      <text:p text:style-name="P273">Optional microservices: add Eureka for service discovery</text:p>
      <text:p text:style-name="P274">…</text:p>
      <text:p text:style-name="P275">Query String</text:p>
      <text:p text:style-name="P276">Querying through JSON elements:</text:p>
      <text:p text:style-name="Normal"><text:a xlink:href="https://localhost:8080/api/environments?name=string" office:target-frame-name="_top" xlink:show="replace"><text:span text:style-name="T277">https://localhost:8080/api/environments?name=string</text:span></text:a></text:p>
      <text:p text:style-name="Normal"><text:a xlink:href="https://localhost:8080/api/environments?description=string" office:target-frame-name="_top" xlink:show="replace"><text:span text:style-name="T278">https://localhost:8080/api/environments?description=string</text:span></text:a></text:p>
      <text:p text:style-name="P279">Querying through JSON Array with objects as elements, add a capital letter to the object:<text:s/></text:p>
      <text:p text:style-name="Normal"><text:a xlink:href="https://localhost:8080/api/environments?parametersName=string" office:target-frame-name="_top" xlink:show="replace"><text:span text:style-name="T280">https://localhost:8080/api/environments?parametersName=string</text:span></text:a></text:p>
      <text:p text:style-name="Normal"><text:a xlink:href="https://localhost:8080/api/environments?parametersValue=string" office:target-frame-name="_top" xlink:show="replace"><text:span text:style-name="T281">https://localhost:8080/api/environments?parametersValue=string</text:span></text:a></text:p>
      <text:p text:style-name="P282">For skipping or limiting your query, add skip and limit:</text:p>
      <text:p text:style-name="Normal"><text:a xlink:href="https://localhost:8080/api/environments?skip=5" office:target-frame-name="_top" xlink:show="replace"><text:span text:style-name="T283">https://localhost:8080/api/environments?skip=5</text:span></text:a></text:p>
      <text:p text:style-name="P284">will skip the first five results.<text:tab/></text:p>
      <text:p text:style-name="Normal"><text:a xlink:href="https://localhost:8080/api/environments?limit=20" office:target-frame-name="_top" xlink:show="replace"><text:span text:style-name="T285">https://localhost:8080/api/environments?limit=20</text:span></text:a></text:p>
      <text:p text:style-name="P286">will show the 20 first results.</text:p>
      <text:p text:style-name="Normal"><text:a xlink:href="https://localhost:8080/api/environments?skip=10&amp;limit=20" office:target-frame-name="_top" xlink:show="replace"><text:span text:style-name="T287">https://localhost:8080/api/environments?skip=10&amp;li</text:span><text:bookmark-start text:name="_Hlt11512045"/><text:bookmark-start text:name="_Hlt11512046"/><text:span text:style-name="T288">m</text:span><text:bookmark-end text:name="_Hlt11512045"/><text:bookmark-end text:name="_Hlt11512046"/><text:span text:style-name="T289">it=20</text:span></text:a></text:p>
      <text:p text:style-name="P290">will show the result between 10 and 20.</text:p>
      <text:p text:style-name="P291">You can combine multiple query, e.g.:</text:p>
      <text:p text:style-name="Normal"><text:a xlink:href="https://localhost:8080/api/environments?name=iesi-test&amp;skip=10&amp;limit=25" office:target-frame-name="_top" xlink:show="replace"><text:span text:style-name="T292">https://localhost:8080/api/environments?name=iesi-test&amp;skip=10&amp;limit=25</text:span></text:a></text:p>
      <text:p text:style-name="P2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co1" style:display-name="co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liodore, Francois</meta:initial-creator>
    <dc:creator>Heliodore, Francois</dc:creator>
    <meta:creation-date>2019-06-17T06:52:00Z</meta:creation-date>
    <dc:date>2019-06-17T06:52:00Z</dc:date>
    <meta:template xlink:href="Normal.dotm" xlink:type="simple"/>
    <meta:editing-cycles>2</meta:editing-cycles>
    <meta:editing-duration>PT0S</meta:editing-duration>
    <meta:document-statistic meta:page-count="9" meta:paragraph-count="39" meta:word-count="2944" meta:character-count="19687" meta:row-count="139" meta:non-whitespace-character-count="16782"/>
  </office:meta>
</office:document-meta>
</file>